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pple.setColor(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e.getProduct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e.set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pple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e.get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e.setProductCity( String product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164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pp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